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6cm" fo:min-width="0cm" loext:decorative="false"/>
    </style:style>
    <style:style style:name="gr2" style:family="graphic" style:parent-style-name="standard">
      <style:graphic-properties draw:fill-color="#780373" draw:textarea-horizontal-align="justify" draw:textarea-vertical-align="middle" draw:auto-grow-height="false" fo:min-height="1cm" fo:min-width="4.75cm" loext:decorative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cm" fo:min-width="3.5cm" loext:decorative="false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cm" fo:min-width="2.25cm" loext:decorative="fals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cm" fo:min-width="1.25cm" loext:decorative="fals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cm" fo:min-width="0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75cm" fo:min-width="2.742cm" fo:wrap-option="wrap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75cm" fo:min-width="18.019cm" fo:wrap-option="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75cm" fo:min-width="17.787cm" fo:wrap-option="wrap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78037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5cm" svg:height="6.25cm" svg:x="4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75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8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9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3.7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8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8.5cm" svg:y="1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9.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1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1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3.75cm" svg:y="2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8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3cm" svg:y="20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3.5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4cm" svg:y="1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22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22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22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3.75cm" svg:y="27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14.25cm" svg:y="2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3cm" svg:y="27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3.5cm" svg:y="2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4cm" svg:y="24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0.999cm" svg:x="0.5cm" svg:y="0.251cm">
          <text:p text:style-name="P7">hanoi</text:p>
          <draw:enhanced-geometry svg:viewBox="0 0 21600 21600" draw:text-areas="800 800 20800 20800" draw:type="round-rectangular-callout" draw:modifiers="1203.08483290488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Обычный">
        <draw:custom-shape draw:style-name="gr8" draw:text-style-name="P7" draw:layer="layout" svg:width="19.999cm" svg:height="0.999cm" svg:x="0.251cm" svg:y="0.25cm">
          <text:p text:style-name="P7"><text:span text:style-name="T1">hanoi n a b c = (hanoi (n-1) a c b) ++ (hanoi 1 a b c) ++ </text:span>(hanoi (n-1) c b a) </text:p>
          <draw:enhanced-geometry svg:viewBox="0 0 21600 21600" draw:text-areas="800 800 20800 20800" draw:type="round-rectangular-callout" draw:modifiers="210.6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0.5cm" svg:height="6.25cm" svg:x="4.25cm" svg:y="1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1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1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75cm" svg:y="6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3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3.7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4cm" svg:y="1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9.0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9.0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9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75cm" svg:y="14.0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5cm" svg:y="12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3cm" svg:y="11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15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75cm" svg:y="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5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8.75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15.2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.25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75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6cm" svg:y="2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75cm" svg:y="2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5cm" svg:y="2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8.75cm" svg:y="27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9.25cm" svg:y="2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9.5cm" svg:y="25.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" draw:text-style-name="P1" draw:layer="layout" svg:width="0.5cm" svg:height="6.25cm" svg:x="4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5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5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2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2.75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3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5.75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2.7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3.25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15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cm" svg:y="1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5cm" svg:y="1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5.75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5cm" svg:y="2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2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2.75cm" svg:y="17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8.75cm" svg:y="2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15.5cm" svg:y="2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4cm" svg:y="2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9.5cm" svg:y="2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6.25cm" svg:x="15.75cm" svg:y="2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5cm" svg:height="1.25cm" svg:x="1.5cm" svg:y="2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25cm" svg:x="2.25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5cm" svg:height="1.25cm" svg:x="2.75cm" svg:y="2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5cm" svg:height="1.25cm" svg:x="8.75cm" svg:y="27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25cm" svg:x="9.25cm" svg:y="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9.749cm" svg:height="0.999cm" svg:x="0.251cm" svg:y="0.25cm">
          <text:p text:style-name="P7">hanoi 2 a b c = (a,c),(a,b),(c,b)</text:p>
          <draw:enhanced-geometry svg:viewBox="0 0 21600 21600" draw:text-areas="800 800 20800 20800" draw:type="round-rectangular-callout" draw:modifiers="213.26582278481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6:38:29.169475101</meta:creation-date>
    <dc:date>2025-03-15T08:26:40.820740843</dc:date>
    <meta:editing-duration>PT2H3M35S</meta:editing-duration>
    <meta:editing-cycles>10</meta:editing-cycles>
    <meta:generator>LibreOffice/24.2.7.2$Linux_X86_64 LibreOffice_project/420$Build-2</meta:generator>
    <meta:document-statistic meta:object-count="97"/>
  </office:meta>
</office:document-meta>
</file>